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e059" officeooo:paragraph-rsid="0004e059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7a372" officeooo:paragraph-rsid="0007a372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0904f3" officeooo:paragraph-rsid="000904f3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0bab3a" officeooo:paragraph-rsid="000bab3a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0c63cc" officeooo:paragraph-rsid="000c63cc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0dc95a" officeooo:paragraph-rsid="000dc95a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0e4b39" officeooo:paragraph-rsid="000e4b39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0e4b39" officeooo:paragraph-rsid="000e78a9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0e4b39" officeooo:paragraph-rsid="00105824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0e4b39" officeooo:paragraph-rsid="00132ccd" style:font-size-asian="14pt" style:font-size-complex="16pt"/>
    </style:style>
    <style:style style:name="P12" style:family="paragraph" style:parent-style-name="Preformatted_20_Text">
      <style:text-properties style:font-name="ariel" fo:font-size="16pt" officeooo:rsid="000e4b39" officeooo:paragraph-rsid="0014c07e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0e4b39" officeooo:paragraph-rsid="0015ec98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0e4b39" officeooo:paragraph-rsid="00197e8d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0e4b39" officeooo:paragraph-rsid="001a2df7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0e4b39" officeooo:paragraph-rsid="001bc0e1" style:font-size-asian="14pt" style:font-size-complex="16pt"/>
    </style:style>
    <style:style style:name="P17" style:family="paragraph" style:parent-style-name="Preformatted_20_Text">
      <style:text-properties style:font-name="ariel" fo:font-size="16pt" officeooo:rsid="000e4b39" officeooo:paragraph-rsid="001fdbc4" style:font-size-asian="14pt" style:font-size-complex="16pt"/>
    </style:style>
    <style:style style:name="P18" style:family="paragraph" style:parent-style-name="Preformatted_20_Text">
      <style:text-properties style:font-name="ariel" fo:font-size="16pt" officeooo:rsid="000e4b39" officeooo:paragraph-rsid="00206c4b" style:font-size-asian="14pt" style:font-size-complex="16pt"/>
    </style:style>
    <style:style style:name="P19" style:family="paragraph" style:parent-style-name="Preformatted_20_Text">
      <style:text-properties style:font-name="ariel" fo:font-size="16pt" officeooo:rsid="000e4b39" officeooo:paragraph-rsid="002539e0" style:font-size-asian="14pt" style:font-size-complex="16pt"/>
    </style:style>
    <style:style style:name="P20" style:family="paragraph" style:parent-style-name="Preformatted_20_Text">
      <style:text-properties style:font-name="ariel" fo:font-size="16pt" officeooo:rsid="000e4b39" officeooo:paragraph-rsid="00288e3f" style:font-size-asian="14pt" style:font-size-complex="16pt"/>
    </style:style>
    <style:style style:name="P21" style:family="paragraph" style:parent-style-name="Preformatted_20_Text">
      <style:text-properties style:font-name="ariel" fo:font-size="16pt" officeooo:rsid="000e4b39" officeooo:paragraph-rsid="0028da4b" style:font-size-asian="14pt" style:font-size-complex="16pt"/>
    </style:style>
    <style:style style:name="P22" style:family="paragraph" style:parent-style-name="Preformatted_20_Text">
      <style:text-properties style:font-name="ariel" fo:font-size="16pt" officeooo:rsid="000e4b39" officeooo:paragraph-rsid="002a4b65" style:font-size-asian="14pt" style:font-size-complex="16pt"/>
    </style:style>
    <style:style style:name="P23" style:family="paragraph" style:parent-style-name="Preformatted_20_Text">
      <style:text-properties style:font-name="ariel" fo:font-size="16pt" officeooo:rsid="000e4b39" officeooo:paragraph-rsid="002e6c69" style:font-size-asian="14pt" style:font-size-complex="16pt"/>
    </style:style>
    <style:style style:name="P24" style:family="paragraph" style:parent-style-name="Preformatted_20_Text">
      <style:text-properties style:font-name="ariel" fo:font-size="16pt" officeooo:rsid="00128efd" officeooo:paragraph-rsid="00128efd" style:font-size-asian="14pt" style:font-size-complex="16pt"/>
    </style:style>
    <style:style style:name="P25" style:family="paragraph" style:parent-style-name="Preformatted_20_Text">
      <style:text-properties style:font-name="ariel" fo:font-size="16pt" officeooo:rsid="00206c4b" officeooo:paragraph-rsid="00206c4b" style:font-size-asian="14pt" style:font-size-complex="16pt"/>
    </style:style>
    <style:style style:name="P26" style:family="paragraph" style:parent-style-name="Preformatted_20_Text">
      <style:text-properties style:font-name="ariel" fo:font-size="16pt" officeooo:rsid="0036ce51" officeooo:paragraph-rsid="0036ce51" style:font-size-asian="14pt" style:font-size-complex="16pt"/>
    </style:style>
    <style:style style:name="P27" style:family="paragraph" style:parent-style-name="Preformatted_20_Text">
      <style:text-properties style:font-name="ariel" fo:font-size="16pt" officeooo:rsid="003a3511" officeooo:paragraph-rsid="003a3511" style:font-size-asian="14pt" style:font-size-complex="16pt"/>
    </style:style>
    <style:style style:name="P28" style:family="paragraph" style:parent-style-name="Preformatted_20_Text">
      <style:text-properties style:font-name="ariel" fo:font-size="16pt" officeooo:rsid="003e33a5" officeooo:paragraph-rsid="003e33a5" style:font-size-asian="14pt" style:font-size-complex="16pt"/>
    </style:style>
    <style:style style:name="P29" style:family="paragraph" style:parent-style-name="Preformatted_20_Text">
      <style:text-properties style:font-name="ariel" fo:font-size="16pt" officeooo:rsid="003e33a5" officeooo:paragraph-rsid="005703bb" style:font-size-asian="14pt" style:font-size-complex="16pt"/>
    </style:style>
    <style:style style:name="P30" style:family="paragraph" style:parent-style-name="Preformatted_20_Text">
      <style:text-properties style:font-name="ariel" fo:font-size="16pt" officeooo:rsid="00417d75" officeooo:paragraph-rsid="0047a5f0" style:font-size-asian="14pt" style:font-size-complex="16pt"/>
    </style:style>
    <style:style style:name="P31" style:family="paragraph" style:parent-style-name="Preformatted_20_Text">
      <style:text-properties style:font-name="ariel" fo:font-size="16pt" officeooo:rsid="00417d75" officeooo:paragraph-rsid="0047c8b3" style:font-size-asian="14pt" style:font-size-complex="16pt"/>
    </style:style>
    <style:style style:name="P32" style:family="paragraph" style:parent-style-name="Preformatted_20_Text">
      <style:text-properties style:font-name="ariel" fo:font-size="16pt" officeooo:rsid="004bafe4" officeooo:paragraph-rsid="00507d75" style:font-size-asian="14pt" style:font-size-complex="16pt"/>
    </style:style>
    <style:style style:name="P33" style:family="paragraph" style:parent-style-name="Preformatted_20_Text">
      <style:text-properties style:font-name="ariel" fo:font-size="16pt" officeooo:rsid="004ca44c" officeooo:paragraph-rsid="00507d75" style:font-size-asian="14pt" style:font-size-complex="16pt"/>
    </style:style>
    <style:style style:name="P34" style:family="paragraph" style:parent-style-name="Preformatted_20_Text">
      <style:text-properties style:font-name="ariel" fo:font-size="16pt" officeooo:rsid="0051bc7c" officeooo:paragraph-rsid="0051bc7c" style:font-size-asian="14pt" style:font-size-complex="16pt"/>
    </style:style>
    <style:style style:name="P35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044788" officeooo:paragraph-rsid="00044788" style:font-size-asian="14pt" style:font-weight-asian="bold" style:font-size-complex="16pt" style:font-weight-complex="bold"/>
    </style:style>
    <style:style style:name="P36" style:family="paragraph" style:parent-style-name="Preformatted_20_Text">
      <style:text-properties style:font-name="ariel" fo:font-size="16pt" fo:font-weight="bold" officeooo:rsid="0007a372" officeooo:paragraph-rsid="0007a372" style:font-size-asian="14pt" style:font-weight-asian="bold" style:font-size-complex="16pt" style:font-weight-complex="bold"/>
    </style:style>
    <style:style style:name="P37" style:family="paragraph" style:parent-style-name="Preformatted_20_Text">
      <style:text-properties style:font-name="ariel" fo:font-size="16pt" fo:font-weight="bold" officeooo:rsid="000904f3" officeooo:paragraph-rsid="000904f3" style:font-size-asian="14pt" style:font-weight-asian="bold" style:font-size-complex="16pt" style:font-weight-complex="bold"/>
    </style:style>
    <style:style style:name="P38" style:family="paragraph" style:parent-style-name="Preformatted_20_Text">
      <style:text-properties style:font-name="ariel" fo:font-size="16pt" fo:font-weight="bold" officeooo:rsid="000bab3a" officeooo:paragraph-rsid="000bab3a" style:font-size-asian="14pt" style:font-weight-asian="bold" style:font-size-complex="16pt" style:font-weight-complex="bold"/>
    </style:style>
    <style:style style:name="P39" style:family="paragraph" style:parent-style-name="Preformatted_20_Text">
      <style:text-properties style:font-name="ariel" fo:font-size="16pt" fo:font-weight="bold" officeooo:rsid="000c63cc" officeooo:paragraph-rsid="000c63cc" style:font-size-asian="14pt" style:font-weight-asian="bold" style:font-size-complex="16pt" style:font-weight-complex="bold"/>
    </style:style>
    <style:style style:name="P40" style:family="paragraph" style:parent-style-name="Preformatted_20_Text">
      <style:text-properties style:font-name="ariel" fo:font-size="16pt" fo:font-weight="bold" officeooo:rsid="000e78a9" officeooo:paragraph-rsid="000e78a9" style:font-size-asian="14pt" style:font-weight-asian="bold" style:font-size-complex="16pt" style:font-weight-complex="bold"/>
    </style:style>
    <style:style style:name="P41" style:family="paragraph" style:parent-style-name="Preformatted_20_Text">
      <style:text-properties style:font-name="ariel" fo:font-size="16pt" fo:font-weight="bold" officeooo:rsid="00128efd" officeooo:paragraph-rsid="00128efd" style:font-size-asian="14pt" style:font-weight-asian="bold" style:font-size-complex="16pt" style:font-weight-complex="bold"/>
    </style:style>
    <style:style style:name="P42" style:family="paragraph" style:parent-style-name="Preformatted_20_Text">
      <style:text-properties style:font-name="ariel" fo:font-size="16pt" fo:font-weight="bold" officeooo:rsid="002a4b65" officeooo:paragraph-rsid="002a4b65" style:font-size-asian="14pt" style:font-weight-asian="bold" style:font-size-complex="16pt" style:font-weight-complex="bold"/>
    </style:style>
    <style:style style:name="P43" style:family="paragraph" style:parent-style-name="Preformatted_20_Text">
      <style:text-properties style:font-name="ariel" fo:font-size="16pt" fo:font-weight="bold" officeooo:rsid="003e33a5" officeooo:paragraph-rsid="003e33a5" style:font-size-asian="14pt" style:font-weight-asian="bold" style:font-size-complex="16pt" style:font-weight-complex="bold"/>
    </style:style>
    <style:style style:name="P44" style:family="paragraph" style:parent-style-name="Preformatted_20_Text">
      <style:text-properties style:font-name="ariel" fo:font-size="16pt" fo:font-weight="bold" officeooo:rsid="004bafe4" officeooo:paragraph-rsid="00507d75" style:font-size-asian="14pt" style:font-weight-asian="bold" style:font-size-complex="16pt" style:font-weight-complex="bold"/>
    </style:style>
    <style:style style:name="P45" style:family="paragraph" style:parent-style-name="Preformatted_20_Text">
      <style:text-properties style:font-name="ariel" fo:font-size="16pt" fo:font-weight="bold" officeooo:rsid="004ca44c" officeooo:paragraph-rsid="00507d75" style:font-size-asian="14pt" style:font-weight-asian="bold" style:font-size-complex="16pt" style:font-weight-complex="bold"/>
    </style:style>
    <style:style style:name="P46" style:family="paragraph" style:parent-style-name="Preformatted_20_Text">
      <style:text-properties style:font-name="ariel" fo:font-size="16pt" fo:font-weight="bold" officeooo:rsid="00446f88" officeooo:paragraph-rsid="0047c8b3" style:font-size-asian="14pt" style:font-weight-asian="bold" style:font-size-complex="16pt" style:font-weight-complex="bold"/>
    </style:style>
    <style:style style:name="P47" style:family="paragraph" style:parent-style-name="Preformatted_20_Text">
      <style:text-properties style:font-name="ariel" fo:font-size="16pt" fo:font-weight="normal" officeooo:rsid="000e4b39" officeooo:paragraph-rsid="00128efd" style:font-size-asian="14pt" style:font-weight-asian="normal" style:font-size-complex="16pt" style:font-weight-complex="normal"/>
    </style:style>
    <style:style style:name="P48" style:family="paragraph" style:parent-style-name="Preformatted_20_Text">
      <style:text-properties style:font-name="ariel" fo:font-size="16pt" fo:font-weight="normal" officeooo:rsid="00417d75" officeooo:paragraph-rsid="0047c8b3" style:font-size-asian="14pt" style:font-weight-asian="normal" style:font-size-complex="16pt" style:font-weight-complex="normal"/>
    </style:style>
    <style:style style:name="P49" style:family="paragraph" style:parent-style-name="Preformatted_20_Text">
      <style:text-properties style:font-name="ariel" fo:font-size="16pt" fo:font-weight="normal" officeooo:rsid="00417d75" officeooo:paragraph-rsid="0047a5f0" style:font-size-asian="14pt" style:font-weight-asian="normal" style:font-size-complex="16pt" style:font-weight-complex="normal"/>
    </style:style>
    <style:style style:name="P50" style:family="paragraph" style:parent-style-name="Preformatted_20_Text">
      <style:text-properties style:font-name="ariel" fo:font-size="16pt" fo:font-weight="normal" officeooo:rsid="00446f88" officeooo:paragraph-rsid="0047c8b3" style:font-size-asian="14pt" style:font-weight-asian="normal" style:font-size-complex="16pt" style:font-weight-complex="normal"/>
    </style:style>
    <style:style style:name="P51" style:family="paragraph" style:parent-style-name="Preformatted_20_Text">
      <style:text-properties style:font-name="ariel" fo:font-size="16pt" fo:font-weight="normal" officeooo:rsid="004e93d7" officeooo:paragraph-rsid="00507d75" style:font-size-asian="14pt" style:font-weight-asian="normal" style:font-size-complex="16pt" style:font-weight-complex="normal"/>
    </style:style>
    <style:style style:name="P52" style:family="paragraph" style:parent-style-name="Preformatted_20_Text">
      <style:text-properties style:font-name="ariel" fo:font-size="16pt" fo:font-weight="normal" officeooo:rsid="0051bc7c" officeooo:paragraph-rsid="0051bc7c" style:font-size-asian="14pt" style:font-weight-asian="normal" style:font-size-complex="16pt" style:font-weight-complex="normal"/>
    </style:style>
    <style:style style:name="P53" style:family="paragraph" style:parent-style-name="Preformatted_20_Text">
      <style:text-properties style:font-name="ariel" fo:font-size="16pt" fo:font-weight="normal" officeooo:rsid="004efed8" officeooo:paragraph-rsid="00507d75" style:font-size-asian="14pt" style:font-weight-asian="normal" style:font-size-complex="16pt" style:font-weight-complex="normal"/>
    </style:style>
    <style:style style:name="P54" style:family="paragraph" style:parent-style-name="Preformatted_20_Text">
      <style:text-properties style:font-name="ariel" fo:font-size="16pt" fo:font-weight="normal" officeooo:rsid="00530db3" officeooo:paragraph-rsid="00507d75" style:font-size-asian="14pt" style:font-weight-asian="normal" style:font-size-complex="16pt" style:font-weight-complex="normal"/>
    </style:style>
    <style:style style:name="P55" style:family="paragraph" style:parent-style-name="Preformatted_20_Text">
      <style:text-properties style:font-name="ariel" fo:font-size="16pt" fo:font-weight="normal" officeooo:rsid="005703bb" officeooo:paragraph-rsid="005703bb" style:font-size-asian="14pt" style:font-weight-asian="normal" style:font-size-complex="16pt" style:font-weight-complex="normal"/>
    </style:style>
    <style:style style:name="P56" style:family="paragraph" style:parent-style-name="Preformatted_20_Text">
      <style:text-properties style:font-name="ariel" fo:font-size="16pt" fo:font-weight="normal" officeooo:rsid="005703bb" officeooo:paragraph-rsid="003e33a5" style:font-size-asian="14pt" style:font-weight-asian="normal" style:font-size-complex="16pt" style:font-weight-complex="normal"/>
    </style:style>
    <style:style style:name="P57" style:family="paragraph" style:parent-style-name="Preformatted_20_Text">
      <style:text-properties style:font-name="ariel" fo:font-size="16pt" fo:font-weight="normal" officeooo:rsid="00573bce" officeooo:paragraph-rsid="003e33a5" style:font-size-asian="14pt" style:font-weight-asian="normal" style:font-size-complex="16pt" style:font-weight-complex="normal"/>
    </style:style>
    <style:style style:name="P58" style:family="paragraph" style:parent-style-name="Preformatted_20_Text">
      <style:text-properties style:font-name="ariel" fo:font-size="16pt" fo:font-weight="normal" officeooo:rsid="005b1b43" officeooo:paragraph-rsid="005b1b43" style:font-size-asian="14pt" style:font-weight-asian="normal" style:font-size-complex="16pt" style:font-weight-complex="normal"/>
    </style:style>
    <style:style style:name="P59" style:family="paragraph" style:parent-style-name="Preformatted_20_Text">
      <style:text-properties style:font-name="ariel" fo:font-size="22pt" fo:font-weight="bold" officeooo:rsid="003e33a5" officeooo:paragraph-rsid="003e33a5" style:font-size-asian="22pt" style:font-weight-asian="bold" style:font-size-complex="22pt" style:font-weight-complex="bold"/>
    </style:style>
    <style:style style:name="P60" style:family="paragraph" style:parent-style-name="Preformatted_20_Text">
      <style:text-properties style:font-name="ariel" fo:font-size="22pt" fo:font-weight="bold" officeooo:rsid="005b1b43" officeooo:paragraph-rsid="005b1b43" style:font-size-asian="22pt" style:font-weight-asian="bold" style:font-size-complex="22pt" style:font-weight-complex="bold"/>
    </style:style>
    <style:style style:name="P61" style:family="paragraph" style:parent-style-name="Preformatted_20_Text">
      <style:text-properties fo:font-weight="bold" officeooo:rsid="000dc95a" officeooo:paragraph-rsid="000dc95a" style:font-weight-asian="bold" style:font-weight-complex="bold"/>
    </style:style>
    <style:style style:name="P62" style:family="paragraph" style:parent-style-name="Preformatted_20_Text">
      <style:text-properties officeooo:paragraph-rsid="000c63cc"/>
    </style:style>
    <style:style style:name="P63" style:family="paragraph" style:parent-style-name="Preformatted_20_Text">
      <style:text-properties style:font-name="ariel" fo:font-size="16pt" fo:font-weight="normal" officeooo:rsid="005cd5cc" officeooo:paragraph-rsid="005cd5cc" style:font-size-asian="14pt" style:font-weight-asian="normal" style:font-size-complex="16pt" style:font-weight-complex="normal"/>
    </style:style>
    <style:style style:name="P64" style:family="paragraph" style:parent-style-name="Preformatted_20_Text">
      <style:text-properties style:font-name="ariel" fo:font-size="16pt" fo:font-weight="normal" officeooo:rsid="005ebb91" officeooo:paragraph-rsid="005ebb91" style:font-size-asian="14pt" style:font-weight-asian="normal" style:font-size-complex="16pt" style:font-weight-complex="normal"/>
    </style:style>
    <style:style style:name="P65" style:family="paragraph" style:parent-style-name="Preformatted_20_Text">
      <style:text-properties style:font-name="ariel" fo:font-size="16pt" fo:font-weight="normal" officeooo:rsid="0087a7be" officeooo:paragraph-rsid="0087a7be" style:font-size-asian="14pt" style:font-weight-asian="normal" style:font-size-complex="16pt" style:font-weight-complex="normal"/>
    </style:style>
    <style:style style:name="P66" style:family="paragraph" style:parent-style-name="Preformatted_20_Text">
      <style:text-properties style:font-name="ariel" fo:font-size="16pt" fo:font-weight="bold" officeooo:rsid="005cd5cc" officeooo:paragraph-rsid="005cd5cc" style:font-size-asian="14pt" style:font-weight-asian="bold" style:font-size-complex="16pt" style:font-weight-complex="bold"/>
    </style:style>
    <style:style style:name="P67" style:family="paragraph" style:parent-style-name="Preformatted_20_Text">
      <style:text-properties style:font-name="ariel" fo:font-size="16pt" fo:font-weight="bold" officeooo:rsid="00851c2f" officeooo:paragraph-rsid="00851c2f" style:font-size-asian="14pt" style:font-weight-asian="bold" style:font-size-complex="16pt" style:font-weight-complex="bold"/>
    </style:style>
    <style:style style:name="P68" style:family="paragraph" style:parent-style-name="Preformatted_20_Text">
      <style:text-properties style:font-name="ariel" fo:font-size="16pt" style:text-underline-style="none" fo:font-weight="bold" officeooo:rsid="0080c839" officeooo:paragraph-rsid="0080c839" style:font-size-asian="14pt" style:font-weight-asian="bold" style:font-size-complex="16pt" style:font-weight-complex="bold"/>
    </style:style>
    <style:style style:name="P69" style:family="paragraph" style:parent-style-name="Preformatted_20_Text">
      <style:text-properties style:font-name="ariel" fo:font-size="16pt" style:font-size-asian="16pt" style:font-size-complex="16pt"/>
    </style:style>
    <style:style style:name="T1" style:family="text">
      <style:text-properties officeooo:rsid="0004e0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efd" style:font-weight-asian="bold" style:font-weight-complex="bold"/>
    </style:style>
    <style:style style:name="T4" style:family="text">
      <style:text-properties fo:font-weight="bold" officeooo:rsid="0015ec98" style:font-weight-asian="bold" style:font-weight-complex="bold"/>
    </style:style>
    <style:style style:name="T5" style:family="text">
      <style:text-properties fo:font-weight="bold" officeooo:rsid="00132ccd" style:font-weight-asian="bold" style:font-weight-complex="bold"/>
    </style:style>
    <style:style style:name="T6" style:family="text">
      <style:text-properties fo:font-weight="bold" officeooo:rsid="00105824" style:font-weight-asian="bold" style:font-weight-complex="bold"/>
    </style:style>
    <style:style style:name="T7" style:family="text">
      <style:text-properties fo:font-weight="bold" officeooo:rsid="001fdbc4" style:font-weight-asian="bold" style:font-weight-complex="bold"/>
    </style:style>
    <style:style style:name="T8" style:family="text">
      <style:text-properties fo:font-weight="bold" officeooo:rsid="00224ae5" style:font-weight-asian="bold" style:font-weight-complex="bold"/>
    </style:style>
    <style:style style:name="T9" style:family="text">
      <style:text-properties fo:font-weight="bold" officeooo:rsid="0026bee4" style:font-weight-asian="bold" style:font-weight-complex="bold"/>
    </style:style>
    <style:style style:name="T10" style:family="text">
      <style:text-properties fo:font-weight="bold" officeooo:rsid="002e6c69" style:font-weight-asian="bold" style:font-weight-complex="bold"/>
    </style:style>
    <style:style style:name="T11" style:family="text">
      <style:text-properties fo:font-weight="bold" officeooo:rsid="003a534d" style:font-weight-asian="bold" style:font-weight-complex="bold"/>
    </style:style>
    <style:style style:name="T12" style:family="text">
      <style:text-properties fo:font-weight="bold" officeooo:rsid="003ac47b" style:font-weight-asian="bold" style:font-weight-complex="bold"/>
    </style:style>
    <style:style style:name="T13" style:family="text">
      <style:text-properties fo:font-weight="bold" officeooo:rsid="0047c8b3" style:font-weight-asian="bold" style:font-weight-complex="bold"/>
    </style:style>
    <style:style style:name="T14" style:family="text">
      <style:text-properties fo:font-weight="bold" officeooo:rsid="006518ee" style:font-weight-asian="bold" style:font-weight-complex="bold"/>
    </style:style>
    <style:style style:name="T15" style:family="text">
      <style:text-properties fo:font-weight="bold" officeooo:rsid="006694a1" style:font-weight-asian="bold" style:font-weight-complex="bold"/>
    </style:style>
    <style:style style:name="T16" style:family="text">
      <style:text-properties fo:font-weight="bold" officeooo:rsid="006ac555" style:font-weight-asian="bold" style:font-weight-complex="bold"/>
    </style:style>
    <style:style style:name="T17" style:family="text">
      <style:text-properties fo:font-weight="bold" officeooo:rsid="006d3188" style:font-weight-asian="bold" style:font-weight-complex="bold"/>
    </style:style>
    <style:style style:name="T18" style:family="text">
      <style:text-properties fo:font-weight="bold" officeooo:rsid="00786012" style:font-weight-asian="bold" style:font-weight-complex="bold"/>
    </style:style>
    <style:style style:name="T19" style:family="text">
      <style:text-properties fo:font-weight="bold" officeooo:rsid="00789053" style:font-weight-asian="bold" style:font-weight-complex="bold"/>
    </style:style>
    <style:style style:name="T20" style:family="text">
      <style:text-properties fo:font-weight="bold" officeooo:rsid="007d34ab" style:font-weight-asian="bold" style:font-weight-complex="bold"/>
    </style:style>
    <style:style style:name="T21" style:family="text">
      <style:text-properties fo:font-weight="bold" officeooo:rsid="0082be5b" style:font-weight-asian="bold" style:font-weight-complex="bold"/>
    </style:style>
    <style:style style:name="T22" style:family="text">
      <style:text-properties officeooo:rsid="0004fb9c"/>
    </style:style>
    <style:style style:name="T23" style:family="text">
      <style:text-properties officeooo:rsid="0005e4d2"/>
    </style:style>
    <style:style style:name="T24" style:family="text">
      <style:text-properties officeooo:rsid="000a65d4"/>
    </style:style>
    <style:style style:name="T25" style:family="text">
      <style:text-properties style:font-name="ariel" fo:font-size="16pt" style:font-size-asian="14pt" style:font-size-complex="16pt"/>
    </style:style>
    <style:style style:name="T26" style:family="text">
      <style:text-properties style:font-name="ariel" fo:font-size="16pt" officeooo:rsid="000c63cc" style:font-size-asian="14pt" style:font-size-complex="16pt"/>
    </style:style>
    <style:style style:name="T27" style:family="text">
      <style:text-properties style:font-name="ariel" fo:font-size="16pt" officeooo:rsid="000d61f6" style:font-name-asian="Noto Sans Mono CJK SC" style:font-size-asian="14pt" style:font-name-complex="Liberation Mono" style:font-size-complex="16pt"/>
    </style:style>
    <style:style style:name="T28" style:family="text">
      <style:text-properties officeooo:rsid="00105824"/>
    </style:style>
    <style:style style:name="T29" style:family="text">
      <style:text-properties officeooo:rsid="00128efd"/>
    </style:style>
    <style:style style:name="T30" style:family="text">
      <style:text-properties officeooo:rsid="000e4b39"/>
    </style:style>
    <style:style style:name="T31" style:family="text">
      <style:text-properties officeooo:rsid="00132ccd"/>
    </style:style>
    <style:style style:name="T32" style:family="text">
      <style:text-properties officeooo:rsid="0014c07e"/>
    </style:style>
    <style:style style:name="T33" style:family="text">
      <style:text-properties officeooo:rsid="0015ec98"/>
    </style:style>
    <style:style style:name="T34" style:family="text">
      <style:text-properties officeooo:rsid="00197e8d"/>
    </style:style>
    <style:style style:name="T35" style:family="text">
      <style:text-properties officeooo:rsid="001bc0e1"/>
    </style:style>
    <style:style style:name="T36" style:family="text">
      <style:text-properties officeooo:rsid="001d5960"/>
    </style:style>
    <style:style style:name="T37" style:family="text">
      <style:text-properties officeooo:rsid="001fdbc4"/>
    </style:style>
    <style:style style:name="T38" style:family="text">
      <style:text-properties officeooo:rsid="00202a1d"/>
    </style:style>
    <style:style style:name="T39" style:family="text">
      <style:text-properties officeooo:rsid="00224ae5"/>
    </style:style>
    <style:style style:name="T40" style:family="text">
      <style:text-properties officeooo:rsid="0026bee4"/>
    </style:style>
    <style:style style:name="T41" style:family="text">
      <style:text-properties officeooo:rsid="00288e3f"/>
    </style:style>
    <style:style style:name="T42" style:family="text">
      <style:text-properties officeooo:rsid="002a4b65"/>
    </style:style>
    <style:style style:name="T43" style:family="text">
      <style:text-properties officeooo:rsid="002e6c69"/>
    </style:style>
    <style:style style:name="T44" style:family="text">
      <style:text-properties officeooo:rsid="002feb06"/>
    </style:style>
    <style:style style:name="T45" style:family="text">
      <style:text-properties officeooo:rsid="0031e385"/>
    </style:style>
    <style:style style:name="T46" style:family="text">
      <style:text-properties officeooo:rsid="0034793d"/>
    </style:style>
    <style:style style:name="T47" style:family="text">
      <style:text-properties officeooo:rsid="00385f50"/>
    </style:style>
    <style:style style:name="T48" style:family="text">
      <style:text-properties officeooo:rsid="003a534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3c567b" style:font-weight-asian="normal" style:font-weight-complex="normal"/>
    </style:style>
    <style:style style:name="T51" style:family="text">
      <style:text-properties fo:font-weight="normal" officeooo:rsid="00446f88" style:font-weight-asian="normal" style:font-weight-complex="normal"/>
    </style:style>
    <style:style style:name="T52" style:family="text">
      <style:text-properties fo:font-weight="normal" officeooo:rsid="004ab657" style:font-weight-asian="normal" style:font-weight-complex="normal"/>
    </style:style>
    <style:style style:name="T53" style:family="text">
      <style:text-properties fo:font-weight="normal" officeooo:rsid="004e93d7" style:font-weight-asian="normal" style:font-weight-complex="normal"/>
    </style:style>
    <style:style style:name="T54" style:family="text">
      <style:text-properties fo:font-weight="normal" officeooo:rsid="004efed8" style:font-weight-asian="normal" style:font-weight-complex="normal"/>
    </style:style>
    <style:style style:name="T55" style:family="text">
      <style:text-properties fo:font-weight="normal" officeooo:rsid="0051bc7c" style:font-weight-asian="normal" style:font-weight-complex="normal"/>
    </style:style>
    <style:style style:name="T56" style:family="text">
      <style:text-properties fo:font-weight="normal" officeooo:rsid="0052a601" style:font-weight-asian="normal" style:font-weight-complex="normal"/>
    </style:style>
    <style:style style:name="T57" style:family="text">
      <style:text-properties fo:font-weight="normal" officeooo:rsid="00530db3" style:font-weight-asian="normal" style:font-weight-complex="normal"/>
    </style:style>
    <style:style style:name="T58" style:family="text">
      <style:text-properties fo:font-weight="normal" officeooo:rsid="00547600" style:font-weight-asian="normal" style:font-weight-complex="normal"/>
    </style:style>
    <style:style style:name="T59" style:family="text">
      <style:text-properties fo:font-weight="normal" officeooo:rsid="005703bb" style:font-weight-asian="normal" style:font-weight-complex="normal"/>
    </style:style>
    <style:style style:name="T60" style:family="text">
      <style:text-properties fo:font-weight="normal" officeooo:rsid="00573bce" style:font-weight-asian="normal" style:font-weight-complex="normal"/>
    </style:style>
    <style:style style:name="T61" style:family="text">
      <style:text-properties officeooo:rsid="003c567b"/>
    </style:style>
    <style:style style:name="T62" style:family="text">
      <style:text-properties officeooo:rsid="004ab657"/>
    </style:style>
    <style:style style:name="T63" style:family="text">
      <style:text-properties officeooo:rsid="004bafe4"/>
    </style:style>
    <style:style style:name="T64" style:family="text">
      <style:text-properties officeooo:rsid="006518ee"/>
    </style:style>
    <style:style style:name="T65" style:family="text">
      <style:text-properties officeooo:rsid="0066835d"/>
    </style:style>
    <style:style style:name="T66" style:family="text">
      <style:text-properties officeooo:rsid="006694a1"/>
    </style:style>
    <style:style style:name="T67" style:family="text">
      <style:text-properties officeooo:rsid="006ac555"/>
    </style:style>
    <style:style style:name="T68" style:family="text">
      <style:text-properties officeooo:rsid="006c63e5"/>
    </style:style>
    <style:style style:name="T69" style:family="text">
      <style:text-properties officeooo:rsid="006d3188"/>
    </style:style>
    <style:style style:name="T70" style:family="text">
      <style:text-properties style:font-name="ariel" fo:font-size="16pt" officeooo:rsid="0071a1a7" style:font-size-asian="16pt" style:font-size-complex="16pt"/>
    </style:style>
    <style:style style:name="T71" style:family="text">
      <style:text-properties style:font-name="ariel" fo:font-size="16pt" fo:font-weight="bold" officeooo:rsid="0071a1a7" style:font-size-asian="16pt" style:font-weight-asian="bold" style:font-size-complex="16pt" style:font-weight-complex="bold"/>
    </style:style>
    <style:style style:name="T72" style:family="text">
      <style:text-properties style:font-name="ariel" fo:font-size="16pt" fo:font-weight="bold" officeooo:rsid="00743de4" style:font-size-asian="16pt" style:font-weight-asian="bold" style:font-size-complex="16pt" style:font-weight-complex="bold"/>
    </style:style>
    <style:style style:name="T73" style:family="text">
      <style:text-properties style:font-name="ariel" fo:font-size="16pt" fo:font-weight="normal" officeooo:rsid="00743de4" style:font-size-asian="16pt" style:font-weight-asian="normal" style:font-size-complex="16pt" style:font-weight-complex="normal"/>
    </style:style>
    <style:style style:name="T74" style:family="text">
      <style:text-properties officeooo:rsid="0075eec2"/>
    </style:style>
    <style:style style:name="T75" style:family="text">
      <style:text-properties officeooo:rsid="00786012"/>
    </style:style>
    <style:style style:name="T76" style:family="text">
      <style:text-properties officeooo:rsid="007aec13"/>
    </style:style>
    <style:style style:name="T77" style:family="text">
      <style:text-properties officeooo:rsid="007d34ab"/>
    </style:style>
    <style:style style:name="T78" style:family="text">
      <style:text-properties officeooo:rsid="0082be5b"/>
    </style:style>
    <style:style style:name="T79" style:family="text">
      <style:text-properties officeooo:rsid="0086aa55"/>
    </style:style>
    <style:style style:name="T80" style:family="text">
      <style:text-properties officeooo:rsid="0087a7be"/>
    </style:style>
    <style:style style:name="T81" style:family="text">
      <style:text-properties officeooo:rsid="008937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Network</text:p>
      <text:p text:style-name="P1"/>
      <text:p text:style-name="P2"><text:span text:style-name="T2">Computer</text:span> <text:span text:style-name="T2">Network</text:span></text:p>
      <text:p text:style-name="P1">*<text:span text:style-name="T1">CN</text:span> <text:span text:style-name="T1">são nodes conectados por links</text:span></text:p>
      <text:p text:style-name="P1">*<text:span text:style-name="T1">Um node pode ser um computador, printer ou qualquer dispositivo capaz de receber/enviar dados para outros nodes da network</text:span></text:p>
      <text:p text:style-name="P1">*<text:span text:style-name="T22">Comunications links podem ser com fios ou sem fios</text:span></text:p>
      <text:p text:style-name="P1">*<text:span text:style-name="T22">O link é que carrega as informações</text:span></text:p>
      <text:p text:style-name="P1">*<text:span text:style-name="T23">Computer Network é comumente utilizado para o compartilhamento de recursos</text:span></text:p>
      <text:p text:style-name="P1"/>
      <text:p text:style-name="P36">Caracteristicas Basicas do Computer Network</text:p>
      <text:p text:style-name="P3">*Fault Tolerance</text:p>
      <text:p text:style-name="P3">*Scalability</text:p>
      <text:p text:style-name="P3">*Quality of Service (QoS)</text:p>
      <text:p text:style-name="P3">*Secutiry</text:p>
      <text:p text:style-name="P3"/>
      <text:p text:style-name="P37">Fault Tolerance</text:p>
      <text:p text:style-name="P4">*Habilidade de continuar funcionando mesmo apois erros acontecerem</text:p>
      <text:p text:style-name="P4">*<text:span text:style-name="T24">Garantir que nenhum service sera perdido</text:span></text:p>
      <text:p text:style-name="P38">Scalability</text:p>
      <text:p text:style-name="P5">*Crescer dependendo da necessidade</text:p>
      <text:p text:style-name="P5">*Ter uma boa performace após crescer</text:p>
      <text:p text:style-name="P39">Quality of Service(QoS)</text:p>
      <text:p text:style-name="P6">*Definir as prioridades</text:p>
      <text:p text:style-name="P62"><text:span text:style-name="T26">*</text:span><text:span text:style-name="T27">Gerenciar</text:span><text:span text:style-name="T26"> o trafico de data para reduzir data loss, dalay… etc</text:span></text:p>
      <text:p text:style-name="P61"><text:span text:style-name="T26">S</text:span><text:span text:style-name="T25">ecutiry</text:span></text:p>
      <text:p text:style-name="P7">A habilidade de previnir</text:p>
      <text:p text:style-name="P7">*Acesso não autirizado</text:p>
      <text:p text:style-name="P7">*Mau Uso</text:p>
      <text:p text:style-name="P7">*Falsificação</text:p>
      <text:p text:style-name="P8">A habilidade de prover:</text:p>
      <text:p text:style-name="P8">*Confiabilidade</text:p>
      <text:p text:style-name="P8">*Integridade</text:p>
      <text:p text:style-name="P8">*Disponibilidade</text:p>
      <text:p text:style-name="P8"/>
      <text:p text:style-name="P40"><text:soft-page-break/>Protocolos</text:p>
      <text:p text:style-name="P9">*<text:span text:style-name="T6">Comunicação de Dados </text:span><text:span text:style-name="T28">é a troca de dados entre dois nodes.</text:span></text:p>
      <text:p text:style-name="P10">*<text:span text:style-name="T3">Data</text:span><text:span text:style-name="T29"> Flow é a ação de um dado ir de um node para o outro, possuimos 3 tipo</text:span></text:p>
      <text:p text:style-name="P41">Simplex</text:p>
      <text:p text:style-name="P47">*<text:span text:style-name="T29">Uniderecional<text:tab/></text:span></text:p>
      <text:p text:style-name="P24"><text:span text:style-name="T30">*</text:span>Um dispositivo ira transmitir e o outro receber</text:p>
      <text:p text:style-name="P11">*<text:span text:style-name="T5">Keyboard</text:span><text:span text:style-name="T31"> é um exemplo</text:span></text:p>
      <text:p text:style-name="P41">Half Duplex</text:p>
      <text:p text:style-name="P12">*<text:span text:style-name="T32">Direção flui para as duas direções</text:span></text:p>
      <text:p text:style-name="P12">*<text:span text:style-name="T33">Quando um dispositivo esta enviando o outro só pode receber, e vice-verça</text:span></text:p>
      <text:p text:style-name="P13">*<text:span text:style-name="T33">Um bom exemplo são os </text:span><text:span text:style-name="T4">walk-talks</text:span><text:span text:style-name="T33">.</text:span></text:p>
      <text:p text:style-name="P41">Full Duplex</text:p>
      <text:p text:style-name="P14">*<text:span text:style-name="T34">Direção flui para as duas direções ao mesmo tempo</text:span></text:p>
      <text:p text:style-name="P15">*<text:span text:style-name="T35">Dispositivos pode enviar e receber ao mesmo tempo.</text:span></text:p>
      <text:p text:style-name="P16">*<text:span text:style-name="T36">Exemplo linha de telefone</text:span></text:p>
      <text:p text:style-name="P16"/>
      <text:p text:style-name="P17">*<text:span text:style-name="T37">Todo </text:span><text:span text:style-name="T7">Esquema de Comunicação</text:span><text:span text:style-name="T37"> </text:span><text:span text:style-name="T38">tera as seguintes caracteristicas</text:span></text:p>
      <text:p text:style-name="P25"><text:span text:style-name="T2">Source</text:span> ou <text:span text:style-name="T2">sender</text:span></text:p>
      <text:p text:style-name="P25"><text:span text:style-name="T2">Destino</text:span> ou <text:span text:style-name="T2">receiver</text:span></text:p>
      <text:p text:style-name="P25"><text:span text:style-name="T2">Chennel</text:span> ou <text:span text:style-name="T2">media</text:span></text:p>
      <text:p text:style-name="P18">*<text:span text:style-name="T8">Regras</text:span><text:span text:style-name="T39"> ou </text:span><text:span text:style-name="T8">Protocolos</text:span><text:span text:style-name="T39"> ditam os metodos de comunicação</text:span></text:p>
      <text:p text:style-name="P19">*<text:span text:style-name="T9">Protocolos</text:span><text:span text:style-name="T40"> é um conjunto de regras que governa a comunicação de dados</text:span></text:p>
      <text:p text:style-name="P20">*<text:span text:style-name="T41">Determina oque sera comunicado</text:span></text:p>
      <text:p text:style-name="P20">*<text:span text:style-name="T41">Como sera comunicado</text:span></text:p>
      <text:p text:style-name="P20">*<text:span text:style-name="T41">Quando vai ser comunicado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*<text:span text:style-name="T42">Protocols usados em network tambem definem</text:span></text:p>
      <text:p text:style-name="P42">Message enconding</text:p>
      <text:p text:style-name="P42">Message formatting and encapsulation</text:p>
      <text:p text:style-name="P42">Message timing </text:p>
      <text:p text:style-name="P42">Message size</text:p>
      <text:p text:style-name="P42">Message delivery options</text:p>
      <text:p text:style-name="P22">*<text:span text:style-name="T10">Unicast</text:span><text:span text:style-name="T43"> – </text:span><text:span text:style-name="T46">O</text:span><text:span text:style-name="T44"> sender e 1 recever</text:span></text:p>
      <text:p text:style-name="P23">*<text:span text:style-name="T10">Multicast</text:span><text:span text:style-name="T43"> – </text:span><text:span text:style-name="T46">O</text:span><text:span text:style-name="T45"> sender envia para um numero determinado de recevers </text:span><text:span text:style-name="T46">no network</text:span></text:p>
      <text:p text:style-name="P23">*<text:span text:style-name="T10">Broadcast</text:span><text:span text:style-name="T43"> – </text:span><text:span text:style-name="T46">O sender enviar para todos os receves no network</text:span></text:p>
      <text:p text:style-name="P26">Um <text:span text:style-name="T2">per-to-per Network</text:span> é onde os nodes estão no mesmo nivel, ou seja, ambos possuem os mesmo direitos. Utilizando principalmente em uma troca de informações, por exemplo aplicativos. <text:span text:style-name="T47">Não possui administração e não possui escabilidade</text:span></text:p>
      <text:p text:style-name="P27">Em um <text:span text:style-name="T2">Client Server Network</text:span> teremos um administrador centralizado <text:span text:style-name="T48">e todos os dados estarão nele e os nodes ‘</text:span><text:span text:style-name="T11">slaves</text:span><text:span text:style-name="T48">’ podem buscar dados no ‘</text:span><text:span text:style-name="T11">master</text:span><text:span text:style-name="T48">’ atraves de </text:span><text:span text:style-name="T11">requests </text:span><text:span text:style-name="T12">e response.</text:span><text:span text:style-name="T50">Ela possui escabilidade, mas como somo muito denpendentes do servidor ele pode sobrecarregar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<text:span text:style-name="T61">C</text:span>omponentes de um Computer Network</text:p>
      <text:p text:style-name="P59">Node</text:p>
      <text:p text:style-name="P49">*Pode enviar, receber, ou ambos.</text:p>
      <text:p text:style-name="P50">*Ele pode ser um :</text:p>
      <text:p text:style-name="P31"><text:span text:style-name="T2">End </text:span><text:span text:style-name="T13">Node </text:span><text:span text:style-name="T2">Device</text:span></text:p>
      <text:p text:style-name="P48">*<text:span text:style-name="T62">Computador, empressoras, celulares, telefone, leitor de cartão de credito….</text:span></text:p>
      <text:p text:style-name="P46">Node Intermediario</text:p>
      <text:p text:style-name="P30"><text:span text:style-name="T51">*</text:span><text:span text:style-name="T52">Switches, Bridges, Hubs, Wireless Acess Point, Routers, Repeaters, Security Devices(firewall), Cell Tower</text:span></text:p>
      <text:p text:style-name="P59">Media <text:span text:style-name="T63">(Link)</text:span></text:p>
      <text:p text:style-name="P44">*Wired Medium (Guided Medium)</text:p>
      <text:p text:style-name="P51">*Tera um cabo que conecta 2 nodes</text:p>
      <text:p text:style-name="P32"><text:span text:style-name="T53">*</text:span><text:span text:style-name="T55">Ethernet straight-through cable </text:span><text:span text:style-name="T58">(dispositivos diferentes)</text:span></text:p>
      <text:p text:style-name="P34"><text:span text:style-name="T49">*Ethernet crossover cable </text:span><text:span text:style-name="T58">(Mesmo dispositivos)</text:span></text:p>
      <text:p text:style-name="P52">*Fiber Optic cable </text:p>
      <text:p text:style-name="P52">*Coaxial Cable</text:p>
      <text:p text:style-name="P34"><text:span text:style-name="T49">*</text:span><text:span text:style-name="T56">USB Cable</text:span></text:p>
      <text:p text:style-name="P45">Wireless Medium (Unguided Medium).</text:p>
      <text:p text:style-name="P53">*A transmição sera feita sem cabo</text:p>
      <text:p text:style-name="P33"><text:span text:style-name="T54">*</text:span><text:span text:style-name="T57">Infrared(Comunicação a pequena distancia. Controle remoto)</text:span></text:p>
      <text:p text:style-name="P54">*Radio (Blutooth, Wi-Fi)</text:p>
      <text:p text:style-name="P54">*Microwaves (Cellular System)</text:p>
      <text:p text:style-name="P54">*Satellite (Comunicação a longa distancia. GPS)</text:p>
      <text:p text:style-name="P59">Service</text:p>
      <text:p text:style-name="P29"><text:span text:style-name="T49">*</text:span><text:span text:style-name="T59">e-Mail</text:span></text:p>
      <text:p text:style-name="P55">*Online Game</text:p>
      <text:p text:style-name="P56">*Storage services</text:p>
      <text:p text:style-name="P56">*File sharing </text:p>
      <text:p text:style-name="P28"><text:span text:style-name="T59">*</text:span><text:span text:style-name="T60">Instant messaging</text:span></text:p>
      <text:p text:style-name="P57">*Voice over IP</text:p>
      <text:p text:style-name="P57">*Video telephony </text:p>
      <text:p text:style-name="P57">*World Wide Web</text:p>
      <text:p text:style-name="P57"/>
      <text:p text:style-name="P57"/>
      <text:p text:style-name="P57"><text:soft-page-break/></text:p>
      <text:p text:style-name="P60">Classification Of Computer Networks</text:p>
      <text:p text:style-name="P58"/>
      <text:p text:style-name="P66">Local Area Network (LAN)</text:p>
      <text:p text:style-name="P63">*Possui uma area limitada</text:p>
      <text:p text:style-name="P64">*É uma <text:span text:style-name="T2">network</text:span> que conecta vários computadores dentro de uma area limitada, como uma residencia, escola, laboratorio, Predio do trabalho etc…</text:p>
      <text:p text:style-name="P64">*<text:span text:style-name="T64">Pode ser tanto </text:span><text:span text:style-name="T14">Wired</text:span><text:span text:style-name="T64"> (</text:span><text:span text:style-name="T65">Ethernet - </text:span><text:span text:style-name="T14">Hub</text:span><text:span text:style-name="T64">, </text:span><text:span text:style-name="T14">Switch</text:span><text:span text:style-name="T64">) quanto </text:span><text:span text:style-name="T14">Wireless</text:span><text:span text:style-name="T64"> (</text:span><text:span text:style-name="T14">Wifi</text:span><text:span text:style-name="T64">)</text:span></text:p>
      <text:p text:style-name="P64">*<text:span text:style-name="T15">Ethernet</text:span><text:span text:style-name="T66"> é utilizado para conectar 2 ou mais nodes</text:span></text:p>
      <text:p text:style-name="P64">*</text:p>
      <text:p text:style-name="P66">Metropolitan Area <text:s/>Network (MAN)</text:p>
      <text:p text:style-name="P69">*<text:span text:style-name="T67">É uma </text:span><text:span text:style-name="T16">Computer Network</text:span><text:span text:style-name="T67"> </text:span><text:span text:style-name="T68">que interconecta usuarios </text:span><text:span text:style-name="T69">com </text:span><text:span text:style-name="T17">Computer Resources</text:span><text:span text:style-name="T69"> em uma região geometrica de um tamanha de uma cidade</text:span></text:p>
      <text:p text:style-name="Preformatted_20_Text">*<text:span text:style-name="T70">Utiliza </text:span><text:span text:style-name="T71">Switchs</text:span><text:span text:style-name="T70"> e </text:span><text:span text:style-name="T71">Hubs</text:span><text:span text:style-name="T70"> para estabelecer </text:span><text:span text:style-name="T71">LAN’s</text:span><text:span text:style-name="T70">, e </text:span><text:span text:style-name="T71">Routers </text:span><text:span text:style-name="T73">e</text:span><text:span text:style-name="T72"> </text:span><text:span text:style-name="T71">Bridges</text:span><text:span text:style-name="T70"> para conectar as </text:span><text:span text:style-name="T71">LAN</text:span><text:span text:style-name="T70">’s </text:span></text:p>
      <text:p text:style-name="P69">*</text:p>
      <text:p text:style-name="P66">Wide Area Network <text:span text:style-name="T74">(WAN)</text:span></text:p>
      <text:p text:style-name="P63">*<text:span text:style-name="T75">É uma </text:span><text:span text:style-name="T18">Telecomunication </text:span><text:span text:style-name="T19">N</text:span><text:span text:style-name="T18">etwork</text:span><text:span text:style-name="T75"> que se extende a uma grande area geografica com o principal proposito de um <text:s/>computer network</text:span></text:p>
      <text:p text:style-name="P63">*<text:span text:style-name="T76">Qualquer network que ocupa uma grande area é chamada de Network de telecomunicação</text:span></text:p>
      <text:p text:style-name="P63">*<text:span text:style-name="T77">Utiliza qualquer </text:span><text:span text:style-name="T20">End Devices</text:span><text:span text:style-name="T77"> <text:s/>e </text:span><text:span text:style-name="T20">Intermediary Devices</text:span></text:p>
      <text:p text:style-name="P68">The Internet</text:p>
      <text:p text:style-name="P63">*<text:span text:style-name="T78">É uma gigantesca Network que conecta diversos </text:span><text:span text:style-name="T21">WAN</text:span><text:span text:style-name="T78">’s , </text:span><text:span text:style-name="T21">MAN</text:span><text:span text:style-name="T78">’s e </text:span><text:span text:style-name="T21">LAN</text:span><text:span text:style-name="T78">’s ao redor do mundo</text:span></text:p>
      <text:p text:style-name="P63"/>
      <text:p text:style-name="P67">Storage Area Network <text:span text:style-name="T79">(SAN)</text:span></text:p>
      <text:p text:style-name="P65">Cloud Computing</text:p>
      <text:p text:style-name="P65">*<text:span text:style-name="T81">Armazenar <text:s/>Computer System Resources, especialmente armazenamento de data, sem ter realmente um gerenciamento por parte do usuario</text:span></text:p>
      <text:p text:style-name="P65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7T11:36:42.137392475</dc:date>
    <meta:editing-duration>PT6H10M14S</meta:editing-duration>
    <meta:editing-cycles>112</meta:editing-cycles>
    <meta:generator>LibreOffice/6.4.7.2$Linux_X86_64 LibreOffice_project/40$Build-2</meta:generator>
    <meta:document-statistic meta:table-count="0" meta:image-count="0" meta:object-count="0" meta:page-count="5" meta:paragraph-count="117" meta:word-count="691" meta:character-count="4580" meta:non-whitespace-character-count="3993"/>
  </office:meta>
</office:document-meta>
</file>